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03c82" officeooo:paragraph-rsid="00103c82" style:font-size-asian="13.1000003814697pt" style:font-size-complex="15pt"/>
    </style:style>
    <style:style style:name="P2" style:family="paragraph" style:parent-style-name="Standard">
      <style:text-properties fo:font-size="15pt" officeooo:rsid="0011bd9d" officeooo:paragraph-rsid="0011bd9d" style:font-size-asian="13.1000003814697pt" style:font-size-complex="15pt"/>
    </style:style>
    <style:style style:name="P3" style:family="paragraph" style:parent-style-name="Standard">
      <style:text-properties fo:font-size="15pt" officeooo:rsid="0011c4f2" officeooo:paragraph-rsid="0011c4f2" style:font-size-asian="13.1000003814697pt" style:font-size-complex="15pt"/>
    </style:style>
    <style:style style:name="T1" style:family="text">
      <style:text-properties officeooo:rsid="0011bd9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1c4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ssità</text:p>
      <text:p text:style-name="P1"/>
      <text:p text:style-name="P1">Metodo destroyNode</text:p>
      <text:p text:style-name="P1"/>
      <text:p text:style-name="P1">ci ritroviamo nel caso 1a dove la funzione a </text:p>
      <text:p text:style-name="P1">T(n) = <text:span text:style-name="T1">a</text:span>T(n-1)+b = 0(n)</text:p>
      <text:p text:style-name="P1">abbiamo la funzione free che ha complessità O(n)</text:p>
      <text:p text:style-name="P1">in totale la complessità e uguale a T(n) = T(n-1)+O(1)</text:p>
      <text:p text:style-name="P1"/>
      <text:p text:style-name="P1">Medoto countItemNode</text:p>
      <text:p text:style-name="P1"/>
      <text:p text:style-name="P1">ci ritroviamo nel caso <text:span text:style-name="T1">1b </text:span></text:p>
      <text:p text:style-name="P2">dove </text:p>
      <text:p text:style-name="P2">T(null) = c</text:p>
      <text:p text:style-name="P2">T(n) = aT(n/2) + b e quindi la complessità e uguale O(log n)</text:p>
      <text:p text:style-name="P2">n/2 dato che che ce una scelta tra le due chiamate ricorsive </text:p>
      <text:p text:style-name="P2"/>
      <text:p text:style-name="P2">Medoto searchNode</text:p>
      <text:p text:style-name="P2"/>
      <text:p text:style-name="P2">ci ritroviamo nel caso 1b</text:p>
      <text:p text:style-name="P2">dove </text:p>
      <text:p text:style-name="P2">T(null) = c</text:p>
      <text:p text:style-name="P2">T(n) = aT(n/2) + b e quindi la complessità è uguale O(log n)</text:p>
      <text:p text:style-name="P2"/>
      <text:p text:style-name="P2">Metodo printNode</text:p>
      <text:p text:style-name="P2"/>
      <text:p text:style-name="P2">ci ritroviamo nel caso 1<text:span text:style-name="T2">a</text:span><text:span text:style-name="T3"/></text:p>
      <text:p text:style-name="P2">dove </text:p>
      <text:p text:style-name="P2">T(null) = c</text:p>
      <text:p text:style-name="P2">T(n) = aT(n-1) + b dalla funzione printNode ricorsiva con complessità O(n)</text:p>
      <text:p text:style-name="P2">la outputItem ha complessità O(<text:span text:style-name="T4">1</text:span>)</text:p>
      <text:p text:style-name="P3">quindi in totale la complessità uguale T(n) = O(n)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5:35:36.951117932</meta:creation-date>
    <dc:date>2025-04-30T16:05:06.326371944</dc:date>
    <meta:editing-duration>PT1M41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132" meta:character-count="714" meta:non-whitespace-character-count="600"/>
  </office:meta>
</office:document-meta>
</file>